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Step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22675704956055" calcext:value-type="float">
            <text:p>0.00322675704956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56149673461914" calcext:value-type="float">
            <text:p>0.00356149673461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899887084960938" calcext:value-type="float">
            <text:p>0.00899887084960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05585289001465" calcext:value-type="float">
            <text:p>0.00905585289001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0286426544189" calcext:value-type="float">
            <text:p>0.01602864265441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9403371810913" calcext:value-type="float">
            <text:p>0.109403371810913</text:p>
          </table:table-cell>
          <table:table-cell office:value-type="float" office:value="0.113410949707031" calcext:value-type="float">
            <text:p>0.11341094970703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8605117797852" calcext:value-type="float">
            <text:p>0.388605117797852</text:p>
          </table:table-cell>
          <table:table-cell office:value-type="float" office:value="0.393680334091186" calcext:value-type="float">
            <text:p>0.393680334091186</text:p>
          </table:table-cell>
          <table:table-cell office:value-type="float" office:value="0.176702737808228" calcext:value-type="float">
            <text:p>0.176702737808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55024862289429" calcext:value-type="float">
            <text:p>2.55024862289429</text:p>
          </table:table-cell>
          <table:table-cell office:value-type="float" office:value="0.437797784805298" calcext:value-type="float">
            <text:p>0.437797784805298</text:p>
          </table:table-cell>
          <table:table-cell office:value-type="float" office:value="1.29504537582397" calcext:value-type="float">
            <text:p>1.295045375823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.0928237438202" calcext:value-type="float">
            <text:p>25.0928237438202</text:p>
          </table:table-cell>
          <table:table-cell office:value-type="float" office:value="43.3140318393707" calcext:value-type="float">
            <text:p>43.3140318393707</text:p>
          </table:table-cell>
          <table:table-cell office:value-type="float" office:value="11.7735421657562" calcext:value-type="float">
            <text:p>11.773542165756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.9396386146546" calcext:value-type="float">
            <text:p>88.9396386146546</text:p>
          </table:table-cell>
          <table:table-cell office:value-type="float" office:value="47.0741286277771" calcext:value-type="float">
            <text:p>47.0741286277771</text:p>
          </table:table-cell>
          <table:table-cell office:value-type="float" office:value="36.352924823761" calcext:value-type="float">
            <text:p>36.35292482376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4.622430086136" calcext:value-type="float">
            <text:p>224.622430086136</text:p>
          </table:table-cell>
          <table:table-cell office:value-type="float" office:value="50.6162157058716" calcext:value-type="float">
            <text:p>50.6162157058716</text:p>
          </table:table-cell>
          <table:table-cell office:value-type="float" office:value="102.182650327683" calcext:value-type="float">
            <text:p>102.1826503276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79.914205789566" calcext:value-type="float">
            <text:p>79.914205789566</text:p>
          </table:table-cell>
          <table:table-cell office:value-type="float" office:value="83.936669588089" calcext:value-type="float">
            <text:p>83.93666958808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4:35:58.156839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43.997034928</meta:creation-date>
    <dc:date>2019-11-07T17:48:25.735114586</dc:date>
    <meta:editing-duration>PT2H43M26S</meta:editing-duration>
    <meta:editing-cycles>9</meta:editing-cycles>
    <meta:generator>LibreOffice/6.0.7.3$Linux_X86_64 LibreOffice_project/00m0$Build-3</meta:generator>
    <meta:document-statistic meta:table-count="1" meta:cell-count="51" meta:object-count="0"/>
  </office:meta>
</office:document-meta>
</file>